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249pt" style:use-optimal-column-width="true"/>
    </style:style>
    <style:style style:name="ACOL-10" style:family="table-column">
      <style:table-column-properties style:column-width="104.25pt" style:use-optimal-column-width="false"/>
    </style:style>
    <style:style style:name="ACOL-11" style:family="table-column">
      <style:table-column-properties style:column-width="78pt" style:use-optimal-column-width="false"/>
    </style:style>
    <style:style style:name="ACOL-12" style:family="table-column">
      <style:table-column-properties style:column-width="48.75pt" style:use-optimal-column-width="true"/>
    </style:style>
    <style:style style:name="ACOL-13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0" table:number-columns-repeated="224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erhala_Strai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40</text:p>
          </table:table-cell>
          <table:table-cell table:style-name="ACE-0" office:value-type="float" office:value="-0.73333000000000004">
            <text:p>−0.73333</text:p>
          </table:table-cell>
          <table:table-cell table:style-name="ACE-0" office:value-type="float" office:value="103.3">
            <text:p>103.3</text:p>
          </table:table-cell>
          <table:table-cell table:style-name="ACE-0" office:value-type="float" office:value="37700">
            <text:p>37700</text:p>
          </table:table-cell>
          <table:table-cell table:style-name="ACE-0" office:value-type="float" office:value="1813">
            <text:p>1813</text:p>
          </table:table-cell>
          <table:table-cell table:style-name="ACE-0" office:value-type="string">
            <text:p>Sand impregnated with humat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n/a</text:p>
          </table:table-cell>
          <table:table-cell table:style-name="ACE-0" office:value-type="string">
            <text:p>n/a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510000000000002">
            <text:p>−16.5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 et al. 197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rhala_Strai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41</text:p>
          </table:table-cell>
          <table:table-cell table:style-name="ACE-0" office:value-type="float" office:value="-0.71667000000000003">
            <text:p>−0.71667</text:p>
          </table:table-cell>
          <table:table-cell table:style-name="ACE-0" office:value-type="float" office:value="103.33333">
            <text:p>103.33333</text:p>
          </table:table-cell>
          <table:table-cell table:style-name="ACE-0" office:value-type="float" office:value="41650">
            <text:p>41650</text:p>
          </table:table-cell>
          <table:table-cell table:style-name="ACE-0" office:value-type="float" office:value="3851">
            <text:p>3851</text:p>
          </table:table-cell>
          <table:table-cell table:style-name="ACE-0" office:value-type="string">
            <text:p>Peat overlain by marine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n/a</text:p>
          </table:table-cell>
          <table:table-cell table:style-name="ACE-0" office:value-type="string">
            <text:p>n/a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8.138000000000002">
            <text:p>−18.13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 et al. 197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2">
          <table:table-cell table:number-columns-repeated="253" table:style-name="ACE-0"/>
          <table:table-cell table:number-columns-repeated="3" table:style-name="Gnumeric-default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0" table:number-rows-repeated="2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2">
          <table:table-cell table:number-columns-repeated="256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23">
          <table:table-cell table:number-columns-repeated="256" table:style-name="ACE-0"/>
        </table:table-row>
        <table:table-row table:style-name="AROW-0" table:number-rows-repeated="2">
          <table:table-cell table:number-columns-repeated="16" table:style-name="Gnumeric-default"/>
          <table:table-cell table:number-columns-repeated="240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8-05T12:50:41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